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f79" officeooo:paragraph-rsid="001e8f79"/>
    </style:style>
    <style:style style:name="P2" style:family="paragraph" style:parent-style-name="Standard">
      <style:paragraph-properties fo:text-align="center" style:justify-single-word="false"/>
      <style:text-properties officeooo:rsid="001e8f79" officeooo:paragraph-rsid="001e8f79"/>
    </style:style>
    <style:style style:name="P3" style:family="paragraph" style:parent-style-name="Standard">
      <style:paragraph-properties fo:text-align="start" style:justify-single-word="false"/>
      <style:text-properties officeooo:rsid="001f42ba" officeooo:paragraph-rsid="001f42ba"/>
    </style:style>
    <style:style style:name="P4" style:family="paragraph" style:parent-style-name="Standard">
      <style:paragraph-properties fo:text-align="start" style:justify-single-word="false"/>
      <style:text-properties officeooo:rsid="001fd0b9" officeooo:paragraph-rsid="001fd0b9"/>
    </style:style>
    <style:style style:name="P5" style:family="paragraph" style:parent-style-name="Header">
      <style:paragraph-properties fo:text-align="end" style:justify-single-word="false"/>
      <style:text-properties officeooo:rsid="001e8f79" officeooo:paragraph-rsid="001e8f79"/>
    </style:style>
    <style:style style:name="T1" style:family="text">
      <style:text-properties officeooo:rsid="001fd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dure Experiment M-1 Report</text:p>
      <text:p text:style-name="P2"/>
      <text:p text:style-name="P2"/>
      <text:p text:style-name="P3">1. Set up a camera (upright) to capture a ball being dropped from approximately 2 meters, using double the length of a meter stick standing on it’s end against a wall.</text:p>
      <text:p text:style-name="P3"/>
      <text:p text:style-name="P3">2. Capture the ball falling as accurately as possible (make sure the blur is reduced as much as possible).</text:p>
      <text:p text:style-name="P3"/>
      <text:p text:style-name="P3">3. Using the meter stick in the video as the pixels-to-meter Calibration Stick in your motion-tracking software, shift the x and y axis to the bottom left of the screen to avoid any negative values in your calculations.</text:p>
      <text:p text:style-name="P3"/>
      <text:p text:style-name="P3">4. Create a Point Mass in your motion-tracking software of the ball falling through the air until it hits the ground. Make sure not to skip any frames in these calculations.</text:p>
      <text:p text:style-name="P3"/>
      <text:p text:style-name="P3">5. Copy the results into a spreadsheet and create a <text:span text:style-name="T1">y-position-time</text:span> graph. <text:span text:style-name="T1">Calculate the equation</text:span> for the best-fit line. The <text:span text:style-name="T1">best-fit </text:span>line should be a smooth curve and the equation should be quadratic. <text:span text:style-name="T1">Calculate the acceleration from this equation (take the derivative twice for a constant value).</text:span></text:p>
      <text:p text:style-name="P4"/>
      <text:p text:style-name="P4">6. Repeat Steps 1-5 with the camera positioned upside-down (the ball traveling up in the final video) and on its side (the ball traveling from side to side in the final video)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8f79" officeooo:paragraph-rsid="001e8f7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esley Harmon</text:p>
        <text:p text:style-name="MP1">Phys 151</text:p>
        <text:p text:style-name="MP1">September 20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5:34:08.667116582</meta:creation-date>
    <dc:date>2016-09-18T17:12:56.155995265</dc:date>
    <meta:editing-duration>PT5M39S</meta:editing-duration>
    <meta:editing-cycles>1</meta:editing-cycles>
    <meta:document-statistic meta:table-count="0" meta:image-count="0" meta:object-count="0" meta:page-count="1" meta:paragraph-count="10" meta:word-count="209" meta:character-count="1208" meta:non-whitespace-character-count="1009"/>
    <meta:generator>LibreOffice/5.1.4.2$Linux_X86_64 LibreOffice_project/10m0$Build-2</meta:generator>
  </office:meta>
</office:document-meta>
</file>